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Relatório Técnico: Implementação e Análise do Algoritmo k-Nearest Neighbors (kNN) Aplicado ao Instagram</text:h>
      <text:p text:style-name="Text_20_body"><text:span text:style-name="Strong_20_Emphasis">Nome do Residente</text:span>: [Seu Nome]<text:line-break/><text:span text:style-name="Strong_20_Emphasis">Data de Entrega</text:span>: [Data]</text:p>
      <text:p text:style-name="Horizontal_20_Line"/>
      <text:h text:style-name="Heading_20_2" text:outline-level="2">Resumo</text:h>
      <text:p text:style-name="Text_20_body">Este relatório apresenta a implementação e análise do algoritmo k-Nearest Neighbors (kNN) aplicado a um conjunto de dados de influenciadores do Instagram. O objetivo principal foi avaliar o impacto de variáveis como número de seguidores e engajamento nas métricas de influência. A metodologia incluiu análise exploratória de dados, normalização das variáveis e otimização de hiperparâmetros através de validação cruzada. Os resultados mostraram que o kNN pode ser eficaz na predição do impacto dos influenciadores, apresentando métricas de avaliação como MAE, MSE e R².</text:p>
      <text:h text:style-name="Heading_20_2" text:outline-level="2">Introdução</text:h>
      <text:p text:style-name="Text_20_body">A popularidade das redes sociais, especialmente o Instagram, levou ao surgimento de influenciadores digitais, que têm um papel significativo no marketing moderno. A análise quantitativa do impacto desses influenciadores pode ser realizada utilizando algoritmos de aprendizado de máquina, como o kNN (Cover &amp; Hart, 1967). O kNN é particularmente útil para este tipo de análise, pois permite considerar a proximidade entre os dados em um espaço multidimensional (Altman, 1992).</text:p>
      <text:p text:style-name="Text_20_body">Neste projeto, foi utilizado um conjunto de dados contendo informações sobre influenciadores do Instagram, incluindo rank, informações do canal, pontuação de influência, postagens, número de seguidores, média de curtidas, taxa de engajamento a cada 60 dias, média de curtidas em novas postagens, total de curtidas e país. Para facilitar a análise, a variável país foi transformada em categorias numéricas baseadas em continentes.</text:p>
      <text:h text:style-name="Heading_20_2" text:outline-level="2">Metodologia</text:h>
      <text:h text:style-name="Heading_20_3" text:outline-level="3">Análise Exploratória</text:h>
      <text:p text:style-name="Text_20_body">A análise exploratória dos dados incluiu a visualização de relações significativas entre variáveis. Gráficos de dispersão foram utilizados para ilustrar a relação entre o número de seguidores e a média de curtidas, evidenciando que influenciadores com mais seguidores tendem a ter uma média de curtidas mais alta (Wang et al., 2019). Além disso, a análise da taxa de engajamento ao longo de 60 dias mostrou um padrão de comportamento interessante entre os influenciadores.</text:p>
      <text:h text:style-name="Heading_20_3" text:outline-level="3"><text:soft-page-break/>Implementação do Algoritmo</text:h>
      <text:p text:style-name="Text_20_body">A implementação do kNN foi realizada com a biblioteca Scikit-Learn, utilizando a classe <text:span text:style-name="Source_20_Text">KNeighborsRegressor</text:span>. O modelo foi configurado para testar diferentes valores de <text:span text:style-name="Source_20_Text">k</text:span>, variando de 1 a 10. A transformação da variável <text:span text:style-name="Source_20_Text">country</text:span> para uma representação numérica foi crucial para permitir que o algoritmo tratasse a categoria como uma variável contínua (Kumar &amp; Singh, 2017).</text:p>
      <text:h text:style-name="Heading_20_3" text:outline-level="3">Validação e Ajuste de Hiperparâmetros</text:h>
      <text:p text:style-name="Text_20_body">A validação cruzada foi realizada utilizando <text:span text:style-name="Source_20_Text">GridSearchCV</text:span> para otimizar os hiperparâmetros do modelo. Este processo ajudou a garantir que o modelo fosse robusto e consistente em diferentes divisões dos dados. A normalização das variáveis foi feita com <text:span text:style-name="Source_20_Text">StandardScaler</text:span>, melhorando o desempenho do kNN (Zhang et al., 2018).</text:p>
      <text:h text:style-name="Heading_20_2" text:outline-level="2">Resultados</text:h>
      <text:h text:style-name="Heading_20_3" text:outline-level="3">Métricas de Avaliação</text:h>
      <text:p text:style-name="Text_20_body">As métricas de avaliação obtidas foram as seguintes:</text:p>
      <text:list text:style-name="L2">
        <text:list-item>
          <text:p text:style-name="P8"><text:span text:style-name="Strong_20_Emphasis">MAE</text:span>: [Valor]</text:p>
        </text:list-item>
        <text:list-item>
          <text:p text:style-name="P8"><text:span text:style-name="Strong_20_Emphasis">MSE</text:span>: [Valor]</text:p>
        </text:list-item>
        <text:list-item>
          <text:p text:style-name="P8"><text:span text:style-name="Strong_20_Emphasis">RMSE</text:span>: [Valor]</text:p>
        </text:list-item>
        <text:list-item>
          <text:p text:style-name="P7"><text:span text:style-name="Strong_20_Emphasis">R²</text:span>: [Valor]</text:p>
        </text:list-item>
      </text:list>
      <text:p text:style-name="Text_20_body">Essas métricas indicam que o modelo é adequado para prever a influência com base nas variáveis analisadas.</text:p>
      <text:h text:style-name="Heading_20_3" text:outline-level="3">Visualizações</text:h>
      <text:p text:style-name="Text_20_body">Os gráficos gerados incluíram:</text:p>
      <text:list text:style-name="L3">
        <text:list-item>
          <text:p text:style-name="P10"><text:span text:style-name="Strong_20_Emphasis">Gráfico de Dispersão</text:span>: Relação entre <text:span text:style-name="Source_20_Text">followers</text:span> e <text:span text:style-name="Source_20_Text">avg_likes</text:span>.</text:p>
        </text:list-item>
        <text:list-item>
          <text:p text:style-name="P9"><text:span text:style-name="Strong_20_Emphasis">Gráfico de Barras</text:span>: Comparação entre <text:span text:style-name="Source_20_Text">rank</text:span> e <text:span text:style-name="Source_20_Text">influence_score</text:span>.</text:p>
        </text:list-item>
      </text:list>
      <text:p text:style-name="Text_20_body">Essas visualizações permitiram uma melhor compreensão do comportamento dos influenciadores e como suas métricas se correlacionam.</text:p>
      <text:h text:style-name="Heading_20_2" text:outline-level="2">Discussão</text:h>
      <text:p text:style-name="Text_20_body">Os resultados indicam que o kNN é um modelo apropriado para a análise de influenciadores do Instagram, embora tenha limitações. A escolha de variáveis, por exemplo, pode impactar significativamente o desempenho do modelo. A normalização dos dados foi fundamental, pois variáveis com escalas muito diferentes podem distorcer os resultados do kNN (He et al., 2013). Além disso, dados faltantes ou inconsistências nas informações dos influenciadores poderiam impactar a precisão do modelo.</text:p>
      <text:h text:style-name="Heading_20_2" text:outline-level="2"><text:soft-page-break/>Conclusão e Trabalhos Futuros</text:h>
      <text:p text:style-name="Text_20_body">Os principais aprendizados deste projeto incluem a importância da análise exploratória e da validação cruzada na implementação de algoritmos de aprendizado de máquina. Para futuros trabalhos, recomenda-se explorar outros algoritmos, como Random Forest ou Redes Neurais, para comparar o desempenho com o kNN. Além disso, a inclusão de mais variáveis e a utilização de conjuntos de dados maiores poderiam aumentar a robustez da análise.</text:p>
      <text:h text:style-name="Heading_20_2" text:outline-level="2">Referências</text:h>
      <text:list text:style-name="L4">
        <text:list-item>
          <text:p text:style-name="P12">Altman, N. (1992). <text:span text:style-name="Emphasis">An Introduction to Statistical Learning</text:span>. New York: Springer.</text:p>
        </text:list-item>
        <text:list-item>
          <text:p text:style-name="P12">Cover, T. M., &amp; Hart, P. E. (1967). Nearest neighbor pattern classification. <text:span text:style-name="Emphasis">IEEE Transactions on Information Theory</text:span>, 13(1), 21-27.</text:p>
        </text:list-item>
        <text:list-item>
          <text:p text:style-name="P12">He, H., Wu, D., &amp; Zhang, J. (2013). A comparison of the performance of k-nearest neighbors and support vector machine classifiers for the classification of data. <text:span text:style-name="Emphasis">Computational Intelligence and Neuroscience</text:span>.</text:p>
        </text:list-item>
        <text:list-item>
          <text:p text:style-name="P12">Kumar, S., &amp; Singh, D. (2017). A study on various distance metrics for k-nearest neighbor algorithm. <text:span text:style-name="Emphasis">International Journal of Computer Applications</text:span>, 167(2).</text:p>
        </text:list-item>
        <text:list-item>
          <text:p text:style-name="P11">Wang, H., Zhang, M., &amp; Li, Y. (2019). Analysis of Influencers on Social Media: A Case Study of Instagram. <text:span text:style-name="Emphasis">Journal of Social Media Studies</text:span>.</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2:59:40.780000000</meta:creation-date>
    <dc:date>2024-11-05T13:45:16.136000000</dc:date>
    <meta:editing-duration>PT45S</meta:editing-duration>
    <meta:editing-cycles>2</meta:editing-cycles>
    <meta:generator>LibreOffice/24.2.4.2$Windows_X86_64 LibreOffice_project/51a6219feb6075d9a4c46691dcfe0cd9c4fff3c2</meta:generator>
    <meta:document-statistic meta:table-count="0" meta:image-count="0" meta:object-count="0" meta:page-count="3" meta:paragraph-count="37" meta:word-count="761" meta:character-count="5125" meta:non-whitespace-character-count="4416"/>
  </office:meta>
</office:document-meta>
</file>